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arlito" svg:font-family="Carlito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3507in"/>
    </style:style>
    <style:style style:name="Table1.B" style:family="table-column">
      <style:table-column-properties style:column-width="1.6222in"/>
    </style:style>
    <style:style style:name="Table1.C" style:family="table-column">
      <style:table-column-properties style:column-width="3.72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1.3833in"/>
    </style:style>
    <style:style style:name="Table2.B" style:family="table-column">
      <style:table-column-properties style:column-width="0.6292in"/>
    </style:style>
    <style:style style:name="Table2.C" style:family="table-column">
      <style:table-column-properties style:column-width="4.680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 style:list-style-name="L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📄 Project Documentation: Genie API Chatbot Integration using Amplify</text:h>
      <text:h text:style-name="Heading_20_2" text:outline-level="2">🧾 Overview</text:h>
      <text:p text:style-name="Text_20_body">This prototype demonstrates how to build a chatbot frontend using React, AWS Amplify (Gen 2), and Databricks Genie API. It covers backend configuration, API integration, authentication, and overcoming CORS limitations via Amplify Functions.</text:p>
      <text:p text:style-name="Horizontal_20_Line"/>
      <text:h text:style-name="Heading_20_2" text:outline-level="2">✅ Step-by-Step Progress</text:h>
      <text:h text:style-name="Heading_20_3" text:outline-level="3">1️⃣ Create an IAM Identity User</text:h>
      <text:list text:style-name="L1">
        <text:list-item>
          <text:p text:style-name="P5">Go to the <text:span text:style-name="Strong_20_Emphasis">IAM Console</text:span> and create a new user with programmatic access.</text:p>
        </text:list-item>
        <text:list-item>
          <text:p text:style-name="P5">Attach a <text:span text:style-name="Strong_20_Emphasis">custom policy</text:span> with the minimum permissions required for Amplify and Genie integration.</text:p>
        </text:list-item>
      </text:list>
      <text:h text:style-name="Heading_20_3" text:outline-level="3">2️⃣ Required IAM Permissions</text:h>
      <text:p text:style-name="Text_20_body">Below are the services and required permissions that need to be allowed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rvice</text:p>
            </table:table-cell>
            <table:table-cell table:style-name="Table1.A1" office:value-type="string">
              <text:p text:style-name="Table_20_Heading">Access Level</text:p>
            </table:table-cell>
            <table:table-cell table:style-name="Table1.A1" office:value-type="string">
              <text:p text:style-name="Table_20_Heading">Resource Sco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loudWatch Logs</text:span></text:p>
          </table:table-cell>
          <table:table-cell table:style-name="Table1.A1" office:value-type="string">
            <text:p text:style-name="Table_20_Contents">Limited: Write</text:p>
          </table:table-cell>
          <table:table-cell table:style-name="Table1.A1" office:value-type="string">
            <text:p text:style-name="Table_20_Contents">LogGroupName: <text:span text:style-name="Source_20_Text">/aws/amplify/*</text:span>, Region: <text:span text:style-name="Source_20_Text">us-east-1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mplify</text:span></text:p>
          </table:table-cell>
          <table:table-cell table:style-name="Table1.A1" office:value-type="string">
            <text:p text:style-name="Table_20_Contents">Limited: List</text:p>
          </table:table-cell>
          <table:table-cell table:style-name="Table1.A1" office:value-type="string">
            <text:p text:style-name="Table_20_Contents">All resour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pSync</text:span></text:p>
          </table:table-cell>
          <table:table-cell table:style-name="Table1.A1" office:value-type="string">
            <text:p text:style-name="Table_20_Contents">Limited: Read, List, Write</text:p>
          </table:table-cell>
          <table:table-cell table:style-name="Table1.A1" office:value-type="string">
            <text:p text:style-name="Table_20_Contents">All resour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oudFormation</text:span></text:p>
          </table:table-cell>
          <table:table-cell table:style-name="Table1.A1" office:value-type="string">
            <text:p text:style-name="Table_20_Contents">Limited: Read, List</text:p>
          </table:table-cell>
          <table:table-cell table:style-name="Table1.A1" office:value-type="string">
            <text:p text:style-name="Table_20_Contents">Multip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S</text:span></text:p>
          </table:table-cell>
          <table:table-cell table:style-name="Table1.A1" office:value-type="string">
            <text:p text:style-name="Table_20_Contents">Limited: Write</text:p>
          </table:table-cell>
          <table:table-cell table:style-name="Table1.A1" office:value-type="string">
            <text:p text:style-name="Table_20_Contents">Multip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stems Manager</text:span></text:p>
          </table:table-cell>
          <table:table-cell table:style-name="Table1.A1" office:value-type="string">
            <text:p text:style-name="Table_20_Contents">Limited: Read, List</text:p>
          </table:table-cell>
          <table:table-cell table:style-name="Table1.A1" office:value-type="string">
            <text:p text:style-name="Table_20_Contents">Multiple</text:p>
          </table:table-cell>
        </table:table-row>
      </table:table>
      <text:p text:style-name="Horizontal_20_Line"/>
      <text:h text:style-name="Heading_20_3" text:outline-level="3">3️⃣ Deploy a Basic Amplify App (Todo App)</text:h>
      <text:p text:style-name="Text_20_body">Follow the Amplify docs to deploy your first app:</text:p>
      <text:p text:style-name="Text_20_body">📘 Reference: <text:a xlink:type="simple" xlink:href="https://docs.amplify.aws/" office:target-frame-name="_new" xlink:show="replace" text:style-name="Internet_20_link" text:visited-style-name="Visited_20_Internet_20_Link">https://docs.amplify.aws</text:a></text:p>
      <text:p text:style-name="Text_20_body">Deployed a simple <text:span text:style-name="Strong_20_Emphasis">Todo list</text:span> application using the Amplify Data client and React frontend.</text:p>
      <text:p text:style-name="Horizontal_20_Line"/>
      <text:h text:style-name="Heading_20_3" text:outline-level="3">4️⃣ Add Authentication (Amazon Cognito)</text:h>
      <text:p text:style-name="Text_20_body">Used Amplify Auth for user authentication:</text:p>
      <text:list text:style-name="L2">
        <text:list-item>
          <text:p text:style-name="P6">Open or create the auth file</text:p>
          <text:p text:style-name="P2"><text:span text:style-name="Source_20_Text">amplify/auth/resource.ts</text:span></text:p>
        </text:list-item>
      </text:list>
      <text:p text:style-name="Text_20_body"><text:soft-page-break/>📘 Guide: <text:a xlink:type="simple" xlink:href="https://docs.amplify.aws/react/build-a-backend/auth/set-up-auth/" office:target-frame-name="_new" xlink:show="replace" text:style-name="Internet_20_link" text:visited-style-name="Visited_20_Internet_20_Link">Set Up Auth with Amplify</text:a></text:p>
      <text:p text:style-name="Text_20_body">Amplify Auth is powered by <text:span text:style-name="Strong_20_Emphasis">Amazon Cognito</text:span>, which handles:</text:p>
      <text:list text:style-name="L3">
        <text:list-item>
          <text:p text:style-name="P7">User sign-up/sign-in</text:p>
        </text:list-item>
        <text:list-item>
          <text:p text:style-name="P7">Account recovery</text:p>
        </text:list-item>
        <text:list-item>
          <text:p text:style-name="P7">Secure token management</text:p>
        </text:list-item>
      </text:list>
      <text:p text:style-name="Horizontal_20_Line"/>
      <text:h text:style-name="Heading_20_3" text:outline-level="3">5️⃣ Integrated Weather API (Using Axios)</text:h>
      <text:p text:style-name="Text_20_body">Tested API integration using <text:span text:style-name="Source_20_Text">axios</text:span> in the React frontend:</text:p>
      <text:list text:style-name="L4">
        <text:list-item>
          <text:p text:style-name="P8">Successfully fetched real-time weather data.</text:p>
        </text:list-item>
        <text:list-item>
          <text:p text:style-name="P8">This proved external APIs can be integrated, given no CORS restriction.</text:p>
        </text:list-item>
      </text:list>
      <text:p text:style-name="Horizontal_20_Line"/>
      <text:h text:style-name="Heading_20_3" text:outline-level="3">6️⃣ Genie API Exploration</text:h>
      <text:p text:style-name="Text_20_body">Studied and tested Genie APIs from Databricks:</text:p>
      <text:p text:style-name="Text_20_body">📘 Reference: <text:a xlink:type="simple" xlink:href="https://docs.databricks.com/aws/en/genie/conversation-api" office:target-frame-name="_new" xlink:show="replace" text:style-name="Internet_20_link" text:visited-style-name="Visited_20_Internet_20_Link">Databricks Genie API Docs</text:a></text:p>
      <text:p text:style-name="Text_20_body">APIs used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PI</text:p>
            </table:table-cell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Endpoin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tart Conversation</text:span></text:p>
          </table:table-cell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api/2.0/genie/spaces/{space_id}/start-conversation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reate Conversation Msg</text:span></text:p>
          </table:table-cell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api/2.0/genie/spaces/{space_id}/conversations/{conversation_id}/messages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et Conversation Msg</text:span>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2.0/genie/spaces/{space_id}/conversations/{conversation_id}/messages/{message_id}</text:span></text:p>
          </table:table-cell>
        </table:table-row>
      </table:table>
      <text:p text:style-name="Text_20_body">🔑 <text:span text:style-name="Strong_20_Emphasis">Note</text:span>: All APIs require an <text:span text:style-name="Strong_20_Emphasis">access token from Databricks</text:span>.(Setting → Developer → Access tokens → Generate Access token)</text:p>
      <text:p text:style-name="Horizontal_20_Line"/>
      <text:h text:style-name="Heading_20_3" text:outline-level="3">7️⃣ Tested Genie API in Postman</text:h>
      <text:list text:style-name="L5">
        <text:list-item>
          <text:p text:style-name="P9">Confirmed correct request/response behavior.</text:p>
        </text:list-item>
        <text:list-item>
          <text:p text:style-name="P9">Understood payload structures.</text:p>
        </text:list-item>
        <text:list-item>
          <text:p text:style-name="P9">Verified access token usage.</text:p>
        </text:list-item>
        <text:list-item>
          <text:p text:style-name="P9">Tested end-to-end chat message flows.</text:p>
        </text:list-item>
      </text:list>
      <text:p text:style-name="Horizontal_20_Line"/>
      <text:h text:style-name="Heading_20_3" text:outline-level="3">8️⃣ CORS Issue with Genie API</text:h>
      <text:list text:style-name="L6">
        <text:list-item>
          <text:p text:style-name="P10">Databricks <text:span text:style-name="Strong_20_Emphasis">does not allow:</text:span></text:p>
          <text:p text:style-name="P3"><text:span text:style-name="Source_20_Text">Access-Control-Allow-Origin: "*"</text:span></text:p>
        </text:list-item>
        <text:list-item>
          <text:p text:style-name="P10"><text:soft-page-break/>Therefore, <text:span text:style-name="Strong_20_Emphasis">frontend cannot call Genie APIs directly</text:span>.</text:p>
        </text:list-item>
      </text:list>
      <text:p text:style-name="Horizontal_20_Line"/>
      <text:h text:style-name="Heading_20_3" text:outline-level="3">9️⃣ Solution: Use Amplify Function as Proxy</text:h>
      <text:p text:style-name="Text_20_body">To overcome CORS limitations:</text:p>
      <text:list text:style-name="L7">
        <text:list-item>
          <text:p text:style-name="P11">Created an <text:span text:style-name="Strong_20_Emphasis">Amplify Function</text:span> (AWS Lambda).</text:p>
        </text:list-item>
        <text:list-item>
          <text:p text:style-name="P11">This acts as a <text:span text:style-name="Strong_20_Emphasis">proxy</text:span> between frontend and Genie API.</text:p>
        </text:list-item>
        <text:list-item>
          <text:p text:style-name="P11">It securely injects the Databricks token and forwards the request.</text:p>
        </text:list-item>
      </text:list>
      <text:p text:style-name="Horizontal_20_Line"/>
      <text:h text:style-name="Heading_20_3" text:outline-level="3">🔟 Amplify Function Setup (callGenie)</text:h>
      <text:list text:style-name="L8">
        <text:list-item>
          <text:p text:style-name="P12">Wrote <text:span text:style-name="Source_20_Text">callGenie</text:span> function in backend.</text:p>
        </text:list-item>
        <text:list-item>
          <text:p text:style-name="P12">Added logic to accept input, hit Genie endpoint, and return response.</text:p>
        </text:list-item>
      </text:list>
      <text:p text:style-name="Quotations">🛑 <text:span text:style-name="Strong_20_Emphasis">Issue</text:span>: CloudFront link (API URL) not automatically generated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arlito" svg:font-family="Carlito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AR PL UMing CN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AR PL UMing CN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AU" style:letter-kerning="true" style:font-name-asian="AR PL UMing CN" style:font-family-asian="'AR PL UMing CN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Carlito" fo:font-family="Carlito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Carlito" fo:font-family="Carlito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Carlito" fo:font-family="Carlito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aper-tray-name="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34:07</meta:creation-date>
    <dc:language>en-AU</dc:language>
    <meta:editing-cycles>1</meta:editing-cycles>
    <meta:editing-duration>PT6M59S</meta:editing-duration>
    <meta:generator>Collabora_Office/24.04.10.2$Linux_X86_64 LibreOffice_project/9d0c2a60e3e5d633b536bd87adb0fbadb86b465e</meta:generator>
    <dc:date>2025-07-22T09:00:26.994347574</dc:date>
    <meta:document-statistic meta:table-count="2" meta:image-count="0" meta:object-count="0" meta:page-count="3" meta:paragraph-count="82" meta:word-count="426" meta:character-count="2925" meta:non-whitespace-character-count="2602"/>
    <meta:user-defined meta:name="AppVersion">15.0000</meta:user-defined>
  </office:meta>
</office:document-meta>
</file>